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17e80" officeooo:paragraph-rsid="00217e80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20bd24"/>
    </style:style>
    <style:style style:name="T5" style:family="text">
      <style:text-properties fo:language="en" fo:country="US" officeooo:rsid="00217e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23rd</text:span> of <text:span text:style-name="T4">December </text:span>202<text:span text:style-name="T3">5</text:span> under the <text:span text:style-name="T5">57th</text:span> PA Meeting.</text:p>
      <text:p text:style-name="P1"/>
      <text:p text:style-name="P1">The Assembly, recognising the current situation,</text:p>
      <text:p text:style-name="P1"/>
      <text:p text:style-name="P4">Constitutes the need to scrap the following section of Charter article 1.8:</text:p>
      <text:p text:style-name="P4">“except on solstices or if it would be the closest possible regular meeting to a solstice (this does not apply to article 1.14),”</text:p>
      <text:p text:style-name="P4">This due to its redundancy.</text:p>
      <text:p text:style-name="P1"/>
      <text:p text:style-name="P1">And proceeds.</text:p>
      <text:p text:style-name="P1"/>
      <text:p text:style-name="P1">Signed by,</text:p>
      <text:p text:style-name="P4">Lunar_Lunatic_</text:p>
      <text:p text:style-name="P1"/>
      <text:p text:style-name="P1"/>
      <text:p text:style-name="P1"/>
      <text:p text:style-name="Standard"><text:span text:style-name="T1">[</text:span><text:span text:style-name="T2">Motion 57-2: To scrap the solstice rule from C1.8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23T19:25:20.791164899</dc:date>
    <meta:editing-duration>PT3M18S</meta:editing-duration>
    <meta:editing-cycles>13</meta:editing-cycles>
    <meta:generator>LibreOffice/24.2.7.2$Linux_X86_64 LibreOffice_project/420$Build-2</meta:generator>
    <meta:document-statistic meta:table-count="0" meta:image-count="0" meta:object-count="0" meta:page-count="1" meta:paragraph-count="9" meta:word-count="75" meta:character-count="455" meta:non-whitespace-character-count="389"/>
  </office:meta>
</office:document-meta>
</file>